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af84" officeooo:paragraph-rsid="000baf8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0baf84" officeooo:paragraph-rsid="000baf84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688e9" officeooo:paragraph-rsid="001688e9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7e3d6" officeooo:paragraph-rsid="0017e3d6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af79e" officeooo:paragraph-rsid="001af79e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be3b3" officeooo:paragraph-rsid="000be3b3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be3b3" officeooo:paragraph-rsid="000be3b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a248" officeooo:paragraph-rsid="0016a24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f79e" officeooo:paragraph-rsid="001af79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7e3d6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5839a" officeooo:paragraph-rsid="0017e3d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6a248" officeooo:paragraph-rsid="0016a24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6a248" officeooo:paragraph-rsid="001fd3fe" style:font-size-asian="12pt" style:font-weight-asian="normal" style:font-size-complex="12pt" style:font-weight-complex="normal"/>
    </style:style>
    <style:style style:name="T1" style:family="text">
      <style:text-properties fo:color="#000000" loext:opacity="100%" fo:font-style="italic" officeooo:rsid="0015839a" style:font-size-asian="10.5pt" style:font-style-asian="italic" style:font-style-complex="italic"/>
    </style:style>
    <style:style style:name="T2" style:family="text">
      <style:text-properties fo:color="#000000" loext:opacity="100%" fo:font-style="italic" style:text-underline-style="none" style:font-style-asian="italic" style:font-style-complex="italic"/>
    </style:style>
    <style:style style:name="T3" style:family="text">
      <style:text-properties fo:color="#000000" loext:opacity="100%" fo:font-size="12pt" fo:font-style="italic" fo:font-weight="normal" officeooo:rsid="0015839a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000000" loext:opacity="100%" fo:font-size="12pt" fo:font-style="italic" style:text-underline-style="none" fo:font-weight="normal" officeooo:rsid="001bb42d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fo:color="#000000" loext:opacity="100%" fo:letter-spacing="normal" fo:font-style="italic" officeooo:rsid="0015839a" style:font-size-asian="10.5pt" style:font-style-asian="italic" style:font-style-complex="italic"/>
    </style:style>
    <style:style style:name="T6" style:family="text">
      <style:text-properties fo:font-variant="normal" fo:text-transform="none" fo:color="#000000" loext:opacity="100%" fo:font-size="12pt" fo:letter-spacing="normal" fo:font-style="italic" fo:font-weight="normal" officeooo:rsid="0015839a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letter-spacing="normal" fo:font-style="italic" style:font-style-asian="italic" style:font-style-complex="italic"/>
    </style:style>
    <style:style style:name="T8" style:family="text">
      <style:text-properties officeooo:rsid="001688e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ef3e8"/>
    </style:style>
    <style:style style:name="T11" style:family="text">
      <style:text-properties officeooo:rsid="001fd3fe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MÁTICA DA SORTE</text:p>
      <text:p text:style-name="P2">(ORGANIZAÇÃO – <text:span text:style-name="T8">ESTUDO</text:span>)</text:p>
      <text:p text:style-name="P2"/>
      <text:p text:style-name="P2"/>
      <text:p text:style-name="P3">PALAVRAS CHAVES</text:p>
      <text:section text:style-name="Sect1" text:name="Seção1">
        <text:p text:style-name="P7">Gambler</text:p>
        <text:p text:style-name="P7">Probabilidade de Fibonacci.</text:p>
        <text:p text:style-name="P7">Stefan Mandel</text:p>
        <text:p text:style-name="P7">Condensação Combinatória.</text:p>
        <text:p text:style-name="P8">Casal Loteria Winfall</text:p>
        <text:p text:style-name="P8"><text:span text:style-name="T10">P</text:span>rincípio da <text:span text:style-name="T10">C</text:span>asa dos <text:span text:style-name="T10">P</text:span>ombos</text:p>
        <text:p text:style-name="P8">Espiral de Ulam</text:p>
        <text:p text:style-name="P13">Teoria da <text:span text:style-name="T11">I</text:span>nformação</text:p>
        <text:p text:style-name="P13"><text:span text:style-name="T11">T</text:span>eoria do <text:span text:style-name="T11">C</text:span>aos.</text:p>
      </text:section>
      <text:p text:style-name="P6"/>
      <text:p text:style-name="P4">LISTA DE LINK</text:p>
      <text:p text:style-name="P5">Geral:</text:p>
      <text:p text:style-name="P9"><text:span text:style-name="T5">•</text:span><text:span text:style-name="T1"> </text:span><text:a xlink:type="simple" xlink:href="https://www.lotomaisfacil.com.br/page/13/" text:style-name="Internet_20_link" text:visited-style-name="Visited_20_Internet_20_Link"><text:span text:style-name="T2">https://www.lotomaisfacil.com.br/page/13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4T12:01:28.589000000</meta:creation-date>
    <meta:generator>LibreOffice/7.1.0.3$Windows_X86_64 LibreOffice_project/f6099ecf3d29644b5008cc8f48f42f4a40986e4c</meta:generator>
    <dc:date>2021-05-27T12:43:35.170000000</dc:date>
    <meta:editing-duration>PT1H14M17S</meta:editing-duration>
    <meta:editing-cycles>12</meta:editing-cycles>
    <meta:document-statistic meta:table-count="0" meta:image-count="0" meta:object-count="0" meta:page-count="1" meta:paragraph-count="15" meta:word-count="38" meta:character-count="289" meta:non-whitespace-character-count="265"/>
  </office:meta>
</office:document-meta>
</file>